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Gnumeric-default" office:value-type="string">
            <text:p>unique region name (often a city or a geographical feature)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Gnumeric-default" office:value-type="string">
            <text:p>dating method: radiocarbon, OSL, U/Th, etc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LAB_ID</text:p>
          </table:table-cell>
          <table:table-cell table:style-name="Gnumeric-default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Gnumeric-default"/>
        </table:table-row>
        <table:table-row table:style-name="AROW-1">
          <table:table-cell table:style-name="ACE-1" office:value-type="string">
            <text:p>Latitude</text:p>
          </table:table-cell>
          <table:table-cell table:style-name="Gnumeric-default" office:value-type="string">
            <text:p>latitude of the data point, please round to three decimal points</text:p>
          </table:table-cell>
          <table:table-cell table:number-columns-repeated="254" table:style-name="Gnumeric-default"/>
        </table:table-row>
        <table:table-row table:style-name="AROW-1">
          <table:table-cell table:style-name="ACE-1" office:value-type="string">
            <text:p>Longitude</text:p>
          </table:table-cell>
          <table:table-cell table:style-name="Gnumeric-default" office:value-type="string">
            <text:p>longitude of the data point, please round to three decimal points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age</text:p>
          </table:table-cell>
          <table:table-cell table:style-name="Gnumeric-default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error</text:p>
          </table:table-cell>
          <table:table-cell table:style-name="Gnumeric-default" office:value-type="string">
            <text:p>1-sigma uncertainty on the age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Material</text:p>
          </table:table-cell>
          <table:table-cell table:style-name="Gnumeric-default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Curve</text:p>
          </table:table-cell>
          <table:table-cell table:style-name="Gnumeric-default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Gnumeric-default" office:value-type="string">
            <text:p>reservoir age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Gnumeric-default" office:value-type="string">
            <text:p>reservoir age uncertainty (1-sigma)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type</text:p>
          </table:table-cell>
          <table:table-cell table:style-name="Gnumeric-default" office:value-type="string">
            <text:p>sea level indicator type, -1 for marine limiting, 0 for index point, 1 for terrestrial limiting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RSL</text:p>
          </table:table-cell>
          <table:table-cell table:style-name="Gnumeric-default" office:value-type="string">
            <text:p>elevation of the sea level indicator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Gnumeric-default" office:value-type="string">
            <text:p>upper limit of the uncertainty on the sea level indicator, if it is statistically derived, then use 2-sigma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Gnumeric-default" office:value-type="string">
            <text:p>lower limit of the uncertainty on the sea level indicator, if it is statistically derived, then use 2-sigma</text:p>
          </table:table-cell>
          <table:table-cell table:number-columns-repeated="254" table:style-name="Gnumeric-default"/>
        </table:table-row>
        <table:table-row table:style-name="AROW-1">
          <table:table-cell table:style-name="ACE-0" office:value-type="string">
            <text:p>Reference</text:p>
          </table:table-cell>
          <table:table-cell table:style-name="Gnumeric-default" office:value-type="string">
            <text:p>Literature reference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you can also add any other fields you want after the reference, so add as much info as you need!</text:p>
          </table:table-cell>
          <table:table-cell table:number-columns-repeated="255" table:style-name="Gnumeric-default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4" table:style-name="ACOL-0" table:number-columns-repeated="16"/>
        <table:table-column table:default-cell-style-name="ACE-4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4"/>
        </table:table-row>
        <table:table-row table:style-name="AROW-0" table:number-rows-repeated="6553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15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6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0-27T08:24:58Z</dc:date>
    <meta:creation-date>2022-10-27T08:15:17Z</meta:creation-date>
    <meta:generator>gnumeric/1.12.46</meta:generator>
  </office:meta>
</office:document-meta>
</file>